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729810000521A00007424FEDA83D3687BF926.svg" manifest:media-type="image/svg+xml"/>
  <manifest:file-entry manifest:full-path="Pictures/100002010000025200000349186156EC50515C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5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186156EC50515CE6.png" xlink:type="simple" xlink:show="embed" xlink:actuate="onLoad"/>
    <draw:fill-image draw:name="convention10" xlink:href="Pictures/100729810000521A00007424FEDA83D3687BF926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10" style:repeat="stretch" draw:fill-image-ref-point="top-left" style:footnote-max-height="0cm">
        <style:background-image xlink:href="Pictures/100729810000521A00007424FEDA83D3687BF926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9:49.569782148</dc:date>
    <meta:editing-duration>PT1H10M28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